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xtSerializer.endDocu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xtSerializer.configure( Configuration 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xtSerializer.startElement( String uri , String loc , String raw , Attributes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xtSerialize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xtSerializer.setOutputStream( OutputStream 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extSerializer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xtSerializer.characters( char c [ ] , int start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